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margin-top="0cm" fo:margin-bottom="0.66cm"/>
    </style:style>
    <style:style style:name="P13" style:family="paragraph">
      <style:paragraph-properties fo:margin-top="0cm" fo:margin-bottom="0.203cm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ize-asian="18pt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512B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24.762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1"><text:span text:style-name="T3">Makefile</text:span></text:p>
          </draw:text-box>
        </draw:frame>
        <draw:frame draw:style-name="gr8" draw:text-style-name="P12" draw:layer="layout" svg:width="17.272cm" svg:height="4.921cm" svg:x="4.064cm" svg:y="4.572cm">
          <draw:text-box>
            <text:p>Make config-file</text:p>
            <text:p>-include include/config/auto.conf</text:p>
            <text:p>-include include/config/auto.conf.cmd</text:p>
            <text:p><text:tab/>要加入Kconfig</text:p>
            <text:p>Scripts/Makefile.autoconf</text:p>
            <text:p><text:tab/>&lt;configs/$(CONFIG_SYS_CONFIG_NAME).h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1"><text:span text:style-name="T3">Add board</text:span></text:p>
          </draw:text-box>
        </draw:frame>
        <draw:frame draw:style-name="gr9" draw:layer="layout" svg:width="15.24cm" svg:height="5.075cm" svg:x="6.096cm" svg:y="6.858cm">
          <draw:text-box>
            <text:p text:style-name="P12">Configs/board_defconfig</text:p>
            <text:p text:style-name="P12">Board/vendor/board fold</text:p>
            <text:p text:style-name="P12">Arch/$(ARCH)/Kconfig : add vendor/Kconfig</text:p>
            <text:p text:style-name="P12"><text:tab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1"><text:span text:style-name="T3">Start</text:span></text:p>
          </draw:text-box>
        </draw:frame>
        <draw:frame draw:style-name="gr10" draw:text-style-name="P13" draw:layer="layout" svg:width="15.748cm" svg:height="6.604cm" svg:x="5.842cm" svg:y="4.572cm">
          <draw:text-box>
            <text:p text:style-name="P13">Arch/arm/cpu/**/Start.S</text:p>
            <text:p text:style-name="P13">Arch/arm/lib/crt*.S</text:p>
            <text:p text:style-name="P13">Common/board_f.c</text:p>
            <text:p text:style-name="P13">Common/board_r.c</text:p>
            <text:p text:style-name="P12"><text:tab/><text:tab/>run_main_loop</text:p>
            <text:p text:style-name="P12"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0" draw:layer="layout" svg:width="5.078cm" svg:height="2.03cm" svg:x="10.776cm" svg:y="3.94cm">
          <text:p text:style-name="P7"><text:span text:style-name="T6">備援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2" draw:text-style-name="P8" xml:id="id1" draw:id="id1" draw:layer="layout" svg:width="5.586cm" svg:height="2.792cm" svg:x="10.515cm" svg:y="7.367cm">
          <text:p text:style-name="P7"><text:span text:style-name="T4">check_code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8" draw:style-name="gr1" draw:text-style-name="P15" draw:layer="layout" svg:width="5.894cm" svg:height="0.96cm" svg:x="4.68cm" svg:y="7.866cm">
          <text:p text:style-name="P14"><text:span text:style-name="T4">File data 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15" draw:layer="layout" svg:width="6.602cm" svg:height="0.96cm" svg:x="15.856cm" svg:y="7.62cm">
          <text:p text:style-name="P14"><text:span text:style-name="T4">File data 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8" xml:id="id2" draw:id="id2" draw:layer="layout" svg:width="6.094cm" svg:height="2.03cm" svg:x="3.665cm" svg:y="11.685cm">
          <text:p text:style-name="P7"><text:span text:style-name="T4">Excute Update.sh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2" draw:text-style-name="P8" xml:id="id3" draw:id="id3" draw:layer="layout" svg:width="6.094cm" svg:height="2.03cm" svg:x="17.889cm" svg:y="11.685cm">
          <text:p text:style-name="P7"><text:span text:style-name="T4">Mini filesystem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custom-shape draw:name="Line 15" draw:style-name="gr13" draw:text-style-name="P3" draw:layer="layout" svg:width="0.007cm" svg:height="1.396cm" svg:x="13.27cm" svg:y="5.971cm">
          <text:p/>
          <draw:enhanced-geometry draw:mirror-horizontal="true" draw:mirror-vertical="false" svg:viewBox="0 0 21600 21600" draw:type="mso-spt32" draw:enhanced-path="M 0 0 L 21600 21600 N"/>
        </draw:custom-shap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connector draw:style-name="gr14" draw:text-style-name="P16" draw:layer="layout" svg:x1="10.515cm" svg:y1="8.763cm" svg:x2="6.712cm" svg:y2="11.685cm" draw:start-shape="id1" draw:start-glue-point="3" draw:end-shape="id2" svg:d="M10515 8763h-3803v2922" svg:viewBox="0 0 3804 2923">
          <text:p/>
        </draw:connector>
        <draw:connector draw:style-name="gr14" draw:text-style-name="P16" draw:layer="layout" svg:x1="16.101cm" svg:y1="8.763cm" svg:x2="20.936cm" svg:y2="11.685cm" draw:start-shape="id1" draw:start-glue-point="1" draw:end-shape="id3" draw:end-glue-point="0" svg:d="M16101 8763h4835v2922" svg:viewBox="0 0 4836 2923">
          <text:p/>
        </draw:connector>
        <draw:frame presentation:style-name="pr3" draw:layer="layout" svg:width="24.764cm" svg:height="3.18cm" svg:x="1.375cm" svg:y="0.76cm" presentation:class="title" presentation:user-transformed="true">
          <draw:text-box>
            <text:p text:style-name="P11"><text:span text:style-name="T3">備援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 text:style-name="P7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xml:id="id4" draw:id="id4" draw:layer="layout" svg:width="5.84cm" svg:height="2.03cm" svg:x="8.114cm" svg:y="3.456cm">
          <text:p text:style-name="P7"><text:span text:style-name="T4">update</text:span><text:span text:style-name="T4">系統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2" draw:text-style-name="P8" xml:id="id5" draw:id="id5" draw:layer="layout" svg:width="5.586cm" svg:height="2.792cm" svg:x="8.248cm" svg:y="7.12cm">
          <text:p text:style-name="P7"><text:span text:style-name="T4">Update.zip verif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stomShape 4" draw:style-name="gr12" draw:text-style-name="P8" xml:id="id6" draw:id="id6" draw:layer="layout" svg:width="6.094cm" svg:height="2.03cm" svg:x="2.866cm" svg:y="11.686cm">
          <text:p text:style-name="P7"><text:span text:style-name="T4">Excute rtx-scrip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6" draw:style-name="gr1" draw:text-style-name="P15" draw:layer="layout" svg:width="2.794cm" svg:height="0.96cm" svg:x="5.404cm" svg:y="7.422cm">
          <text:p text:style-name="P14"><text:span text:style-name="T4">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" draw:text-style-name="P8" xml:id="id7" draw:id="id7" draw:layer="layout" svg:width="6.094cm" svg:height="2.03cm" svg:x="16.684cm" svg:y="7.512cm">
          <text:p text:style-name="P7"><text:span text:style-name="T4">Recovery UI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1" draw:text-style-name="P15" draw:layer="layout" svg:width="3.702cm" svg:height="0.96cm" svg:x="13.132cm" svg:y="7.366cm">
          <text:p text:style-name="P14"><text:span text:style-name="T4">un-corr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custom-shape draw:name="CustomShape 11" draw:style-name="gr12" draw:text-style-name="P15" xml:id="id8" draw:id="id8" draw:layer="layout" svg:width="11.428cm" svg:height="5.332cm" svg:x="14.032cm" svg:y="11.468cm">
          <text:p text:style-name="P14"><text:span text:style-name="T4">Chooce item by keyboard or mouse :</text:span></text:p>
          <text:p text:style-name="P14"><text:span text:style-name="T4">Reboot system</text:span></text:p>
          <text:p text:style-name="P14"><text:span text:style-name="T4">Cache clean</text:span></text:p>
          <text:p text:style-name="P14"><text:span text:style-name="T4">Data clean</text:span></text:p>
          <text:p text:style-name="P14"><text:span text:style-name="T4">Update from usb</text:span></text:p>
          <text:p text:style-name="P14"><text:span text:style-name="T4">Update from extsd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connector draw:style-name="gr14" draw:text-style-name="P16" draw:layer="layout" svg:x1="11.034cm" svg:y1="5.486cm" svg:x2="11.041cm" svg:y2="7.12cm" draw:start-shape="id4" draw:start-glue-point="2" draw:end-shape="id5" draw:end-glue-point="0" svg:d="M11034 5486v818h7v816" svg:viewBox="0 0 8 1635">
          <text:p/>
        </draw:connector>
        <draw:connector draw:style-name="gr14" draw:text-style-name="P16" draw:layer="layout" svg:x1="8.248cm" svg:y1="8.516cm" svg:x2="5.913cm" svg:y2="11.686cm" draw:start-shape="id5" draw:start-glue-point="3" draw:end-shape="id6" svg:d="M8248 8516h-2335v3170" svg:viewBox="0 0 2336 3171">
          <text:p/>
        </draw:connector>
        <draw:connector draw:style-name="gr14" draw:text-style-name="P16" draw:layer="layout" svg:x1="13.834cm" svg:y1="8.516cm" svg:x2="16.684cm" svg:y2="8.527cm" draw:start-shape="id5" draw:end-shape="id7" draw:end-glue-point="3" svg:d="M13834 8516h1426v11h1424" svg:viewBox="0 0 2851 12">
          <text:p/>
        </draw:connector>
        <draw:connector draw:style-name="gr14" draw:text-style-name="P16" draw:layer="layout" svg:x1="19.731cm" svg:y1="9.542cm" svg:x2="19.746cm" svg:y2="11.468cm" draw:start-shape="id7" draw:start-glue-point="2" draw:end-shape="id8" svg:d="M19731 9542v964h15v962" svg:viewBox="0 0 16 1927">
          <text:p/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1"><text:span text:style-name="T3">Update</text:span><text:span text:style-name="T3">系統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7-25T18:33:12.649444515</dc:date>
    <meta:editing-duration>PT4H25M53S</meta:editing-duration>
    <meta:editing-cycles>36</meta:editing-cycles>
    <meta:document-statistic meta:object-count="142"/>
  </office:meta>
</office:document-meta>
</file>